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4c0d" officeooo:paragraph-rsid="00044c0d"/>
    </style:style>
    <style:style style:name="P2" style:family="paragraph" style:parent-style-name="Heading_20_1" style:list-style-name="">
      <style:text-properties officeooo:rsid="00044c0d" officeooo:paragraph-rsid="00044c0d"/>
    </style:style>
    <style:style style:name="P3" style:family="paragraph" style:parent-style-name="Heading_20_1">
      <style:paragraph-properties fo:break-before="page"/>
      <style:text-properties officeooo:rsid="00044c0d" officeooo:paragraph-rsid="00044c0d"/>
    </style:style>
    <style:style style:name="P4" style:family="paragraph" style:parent-style-name="Text_20_body">
      <style:text-properties officeooo:rsid="00044c0d" officeooo:paragraph-rsid="00044c0d"/>
    </style:style>
    <style:style style:name="P5" style:family="paragraph" style:parent-style-name="Text_20_body" style:list-style-name="L2">
      <style:text-properties officeooo:rsid="00044c0d" officeooo:paragraph-rsid="00044c0d"/>
    </style:style>
    <style:style style:name="P6" style:family="paragraph" style:parent-style-name="Text_20_body">
      <style:text-properties officeooo:paragraph-rsid="00044c0d"/>
    </style:style>
    <style:style style:name="P7" style:family="paragraph" style:parent-style-name="Text_20_body" style:list-style-name="L2">
      <style:text-properties officeooo:paragraph-rsid="00044c0d"/>
    </style:style>
    <style:style style:name="P8" style:family="paragraph" style:parent-style-name="Text_20_body">
      <style:text-properties style:text-underline-style="solid" style:text-underline-width="auto" style:text-underline-color="font-color" officeooo:rsid="00044c0d" officeooo:paragraph-rsid="00044c0d"/>
    </style:style>
    <style:style style:name="P9" style:family="paragraph" style:parent-style-name="Text_20_body">
      <style:text-properties style:text-underline-style="solid" style:text-underline-width="auto" style:text-underline-color="font-color" officeooo:rsid="0005aedf" officeooo:paragraph-rsid="0005aedf"/>
    </style:style>
    <style:style style:name="P10" style:family="paragraph" style:parent-style-name="Text_20_body">
      <style:text-properties officeooo:rsid="0005aedf" officeooo:paragraph-rsid="0005aedf"/>
    </style:style>
    <style:style style:name="P11" style:family="paragraph" style:parent-style-name="Text_20_body">
      <style:text-properties officeooo:paragraph-rsid="0005aedf"/>
    </style:style>
    <style:style style:name="P12" style:family="paragraph" style:parent-style-name="Text_20_body">
      <style:text-properties style:text-underline-style="none" officeooo:rsid="0005aedf" officeooo:paragraph-rsid="0005aedf"/>
    </style:style>
    <style:style style:name="P13" style:family="paragraph" style:parent-style-name="Title">
      <style:text-properties officeooo:rsid="00044c0d" officeooo:paragraph-rsid="00044c0d"/>
    </style:style>
    <style:style style:name="T1" style:family="text">
      <style:text-properties officeooo:rsid="00044c0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a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éponses au test Python</text:p>
      <text:p text:style-name="P4"/>
      <text:h text:style-name="P1" text:outline-level="1">Python</text:h>
      <text:p text:style-name="P8">Points d’amélioration de la pipeline :</text:p>
      <text:list xml:id="list986044046" text:style-name="L2">
        <text:list-item>
          <text:p text:style-name="P5">Améliorations du nettoyage des différents jeux de données</text:p>
        </text:list-item>
        <text:list-item>
          <text:p text:style-name="P7"><text:span text:style-name="T1">Création de fonctions distinctes pour le traitement des données ainsi que pour le traitement.</text:span></text:p>
        </text:list-item>
      </text:list>
      <text:p text:style-name="P6"/>
      <text:p text:style-name="P4"><text:span text:style-name="T2">Quels sont les éléments à considérer pour faire évoluer votre code afin qu’il puisse gérer de grosses volumétries de données (fichiers de plusieurs To ou millions de fichiers par exemple) ?</text:span></text:p>
      <text:p text:style-name="P8">Pourriez-vous décrire les modifications qu’il faudrait apporter, s’il y en a, pour prendre en considération de telles volumétries ?</text:p>
      <text:p text:style-name="P4">On pourrait utiliser les technologies big data comme Hadoop et Spark pour un traitement plus efficace.</text:p>
      <text:p text:style-name="P4"/>
      <text:h text:style-name="P2" text:outline-level="1"/>
      <text:h text:style-name="P3" text:outline-level="1">SQL</text:h>
      <text:p text:style-name="P9">Première partie du test :</text:p>
      <text:p text:style-name="P10">SELECT </text:p>
      <text:p text:style-name="P10"><text:tab/>date,</text:p>
      <text:p text:style-name="P11"><text:span text:style-name="T3"><text:s text:c="4"/><text:tab/>SUM(prod_price * prod_qty) as ventes</text:span></text:p>
      <text:p text:style-name="P10">FROM transactions </text:p>
      <text:p text:style-name="P10">GROUP BY date;</text:p>
      <text:p text:style-name="P8"/>
      <text:p text:style-name="P9">Deuxième partie du test : </text:p>
      <text:p text:style-name="P12">WITH first_query (client_id, ventes, product_type)</text:p>
      <text:p text:style-name="P12">AS</text:p>
      <text:p text:style-name="P12">(<text:tab/></text:p>
      <text:p text:style-name="P12"><text:tab/>SELECT </text:p>
      <text:p text:style-name="P12"><text:tab/><text:tab/>client_id,</text:p>
      <text:p text:style-name="P12"><text:s text:c="4"/><text:tab/>SUM(prod_price * prod_qty) as ventes,</text:p>
      <text:p text:style-name="P12"><text:s text:c="4"/><text:tab/>product_type</text:p>
      <text:p text:style-name="P12"><text:tab/>FROM transactions </text:p>
      <text:p text:style-name="P12"><text:tab/>LEFT JOIN product_nomenclature ON transactions.prod_id = product_nomenclature.product_id</text:p>
      <text:p text:style-name="P12"><text:tab/>WHERE date BETWEEN '2020-01-01' AND '2020-01-02'</text:p>
      <text:p text:style-name="P12"><text:tab/>GROUP by client_id, product_type</text:p>
      <text:p text:style-name="P12"><text:s/>)</text:p>
      <text:p text:style-name="P12">select</text:p>
      <text:p text:style-name="P12"><text:tab/>client_id,</text:p>
      <text:p text:style-name="P12"><text:s text:c="4"/>SUM(CASE WHEN product_type='DECO' THEN ventes ELSE 0 END) as ventes_deco,</text:p>
      <text:p text:style-name="P12"><text:s text:c="4"/>SUM(CASE WHEN product_type='MEUBLE' THEN ventes ELSE 0 END) as ventes_meuble</text:p>
      <text:p text:style-name="P12">from first_query</text:p>
      <text:p text:style-name="P12">GROUP BY client_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1T12:25:52.107629161</dc:date>
    <meta:editing-duration>PT1M27S</meta:editing-duration>
    <meta:editing-cycles>1</meta:editing-cycles>
    <meta:document-statistic meta:table-count="0" meta:image-count="0" meta:object-count="0" meta:page-count="2" meta:paragraph-count="34" meta:word-count="186" meta:character-count="1314" meta:non-whitespace-character-count="1125"/>
    <meta:generator>LibreOffice/6.4.7.2$Linux_X86_64 LibreOffice_project/40$Build-2</meta:generator>
  </office:meta>
</office:document-meta>
</file>